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tyle="italic" officeooo:rsid="001d1d1a" officeooo:paragraph-rsid="001d1d1a" style:font-style-asian="italic" style:font-style-complex="italic"/>
    </style:style>
    <style:style style:name="P2" style:family="paragraph" style:parent-style-name="Standard">
      <style:text-properties style:font-name="Arial" fo:font-size="24pt" fo:font-style="italic" officeooo:rsid="001d1d1a" officeooo:paragraph-rsid="001d1d1a" style:font-size-asian="21pt" style:font-style-asian="italic" style:font-size-complex="24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ea43b" officeooo:paragraph-rsid="001ea43b"/>
    </style:style>
    <style:style style:name="P4" style:family="paragraph" style:parent-style-name="Standard">
      <style:text-properties style:font-name="Arial" officeooo:paragraph-rsid="001d1d1a"/>
    </style:style>
    <style:style style:name="P5" style:family="paragraph" style:parent-style-name="Text_20_body">
      <style:text-properties style:font-name="Arial" officeooo:paragraph-rsid="00209f65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ubtitle">
      <style:text-properties style:font-name="Arial"/>
    </style:style>
    <style:style style:name="P8" style:family="paragraph" style:parent-style-name="Title">
      <style:text-properties style:font-name="Ari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officeooo:rsid="00209f65" officeooo:paragraph-rsid="00209f65"/>
    </style:style>
    <style:style style:name="P11" style:family="paragraph" style:parent-style-name="Table_20_Contents">
      <style:text-properties style:font-name="Arial" officeooo:rsid="0025cbc6" officeooo:paragraph-rsid="0025cbc6"/>
    </style:style>
    <style:style style:name="P12" style:family="paragraph" style:parent-style-name="Table_20_Contents">
      <style:text-properties style:font-name="Arial" officeooo:rsid="00267be5" officeooo:paragraph-rsid="00267be5"/>
    </style:style>
    <style:style style:name="P13" style:family="paragraph" style:parent-style-name="Heading_20_5">
      <style:text-properties style:font-name="Arial" officeooo:rsid="00209f65" officeooo:paragraph-rsid="00209f65"/>
    </style:style>
    <style:style style:name="P14" style:family="paragraph" style:parent-style-name="Heading_20_5">
      <style:text-properties officeooo:rsid="00209f65" officeooo:paragraph-rsid="00209f65"/>
    </style:style>
    <style:style style:name="P15" style:family="paragraph" style:parent-style-name="Heading_20_2">
      <style:text-properties style:font-name="Ari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6pt" officeooo:rsid="0025cbc6" style:font-size-asian="5.25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officeooo:rsid="001ea43b"/>
    </style:style>
    <style:style style:name="T3" style:family="text">
      <style:text-properties style:font-name="Arial" officeooo:rsid="00246f4b"/>
    </style:style>
    <style:style style:name="T4" style:family="text">
      <style:text-properties style:font-name="Arial" officeooo:rsid="0025cbc6"/>
    </style:style>
    <style:style style:name="T5" style:family="text">
      <style:text-properties officeooo:rsid="001ea43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143f8" style:font-style-asian="normal" style:font-style-complex="normal"/>
    </style:style>
    <style:style style:name="T8" style:family="text">
      <style:text-properties fo:font-style="normal" officeooo:rsid="0022e25c" style:font-style-asian="normal" style:font-style-complex="normal"/>
    </style:style>
    <style:style style:name="T9" style:family="text">
      <style:text-properties fo:font-style="normal" officeooo:rsid="00246f4b" style:font-style-asian="normal" style:font-style-complex="normal"/>
    </style:style>
    <style:style style:name="T10" style:family="text">
      <style:text-properties fo:font-style="italic" officeooo:rsid="00246f4b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XPTO Planning</text:p>
      <text:p text:style-name="P7">Documento de 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h text:style-name="P15" text:outline-level="2"><text:soft-page-break/>Introdução<text:span text:style-name="T9"><text:tab/></text:span></text:h>
      <text:h text:style-name="P15" text:outline-level="2">Posicionamento</text:h>
      <text:h text:style-name="Heading_20_5" text:outline-level="5"><text:span text:style-name="T1">Oportunidades </text:span><text:span text:style-name="T2">de negócios</text:span></text:h>
      <text:p text:style-name="P16"/>
      <text:h text:style-name="P13" text:outline-level="5">Instrução do problem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O problema</text:p>
          </table:table-cell>
          <table:table-cell table:style-name="Tabela1.B1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Afeta</text:p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Cujo impacto é</text:p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Uma boa solução seria</text:p>
          </table:table-cell>
          <table:table-cell table:style-name="Tabela1.B2" office:value-type="string">
            <text:p text:style-name="P11"/>
          </table:table-cell>
        </table:table-row>
      </table:table>
      <text:p text:style-name="P5"/>
      <text:h text:style-name="P13" text:outline-level="5">Instrução da posição do produ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Para</text:p>
          </table:table-cell>
          <table:table-cell table:style-name="Tabela2.B1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0">O XPTO Planning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0">Que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0">Diferente de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0">Nosso produto</text:p>
          </table:table-cell>
          <table:table-cell table:style-name="Tabela2.B2" office:value-type="string">
            <text:p text:style-name="P9"/>
          </table:table-cell>
        </table:table-row>
      </table:table>
      <text:p text:style-name="P5"/>
      <text:h text:style-name="P15" text:outline-level="2">Descrição de partes interessadas</text:h>
      <text:h text:style-name="P13" text:outline-level="5">Resumo dos envolvidos</text:h>
      <text:h text:style-name="P13" text:outline-level="5">Resumo dos usuários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">Desenvolvedor</text:p>
          </table:table-cell>
          <table:table-cell table:style-name="Tabela3.B1" office:value-type="string">
            <text:p text:style-name="P9"/>
          </table:table-cell>
        </table:table-row>
        <table:table-row>
          <table:table-cell table:style-name="Tabela3.A2" office:value-type="string">
            <text:p text:style-name="P10">Cliente</text:p>
          </table:table-cell>
          <table:table-cell table:style-name="Tabela3.B2" office:value-type="string">
            <text:p text:style-name="P9"/>
          </table:table-cell>
        </table:table-row>
      </table:table>
      <text:p text:style-name="P5"/>
      <text:h text:style-name="P13" text:outline-level="5">Principais necessidades de usuário/envolvido</text:h>
      <text:h text:style-name="P15" text:outline-level="2">Visão geral</text:h>
      <text:h text:style-name="P14" text:outline-level="5">Perspectiva do produto</text:h>
      <text:h text:style-name="P14" text:outline-level="5">Funções do produto</text:h>
      <text:h text:style-name="P14" text:outline-level="5">Suposições e dependências</text:h>
      <text:h text:style-name="P14" text:outline-level="5">Estimativa de custo</text:h>
      <text:h text:style-name="P14" text:outline-level="5">Restriçõ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.109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15:14.206757657</meta:creation-date>
    <dc:date>2016-08-09T00:16:58.883294087</dc:date>
    <meta:editing-duration>PT17M37S</meta:editing-duration>
    <meta:editing-cycles>3</meta:editing-cycles>
    <meta:generator>LibreOffice/5.1.4.2$Linux_X86_64 LibreOffice_project/10m0$Build-2</meta:generator>
    <meta:document-statistic meta:table-count="3" meta:image-count="0" meta:object-count="0" meta:page-count="2" meta:paragraph-count="28" meta:word-count="72" meta:character-count="479" meta:non-whitespace-character-count="438"/>
  </office:meta>
</office:document-meta>
</file>